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officeooo:rsid="00147bb4" officeooo:paragraph-rsid="00147bb4" style:font-size-asian="16pt" style:font-size-complex="16pt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Arial" style:text-underline-style="solid" style:text-underline-width="auto" style:text-underline-color="font-color" officeooo:rsid="00147bb4" officeooo:paragraph-rsid="00147bb4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Arial" style:text-underline-style="solid" style:text-underline-width="auto" style:text-underline-color="font-color" officeooo:rsid="001559d9" officeooo:paragraph-rsid="001559d9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Arial" style:text-underline-style="none" officeooo:rsid="00147bb4" officeooo:paragraph-rsid="00147bb4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Arial" style:text-underline-style="none" officeooo:rsid="00147bb4" officeooo:paragraph-rsid="00161ae5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Arial" style:text-underline-style="none" officeooo:rsid="001559d9" officeooo:paragraph-rsid="00161ae5"/>
    </style:style>
    <style:style style:name="P7" style:family="paragraph" style:parent-style-name="Standard" style:list-style-name="L3">
      <style:paragraph-properties fo:text-align="start" style:justify-single-word="false"/>
      <style:text-properties style:font-name="Arial" style:text-underline-style="none" officeooo:rsid="00161ae5" officeooo:paragraph-rsid="00161ae5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none" officeooo:rsid="00161ae5" officeooo:paragraph-rsid="00161ae5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none" officeooo:rsid="00171823" officeooo:paragraph-rsid="00171823"/>
    </style:style>
    <style:style style:name="T1" style:family="text">
      <style:text-properties officeooo:rsid="00147bb4"/>
    </style:style>
    <style:style style:name="T2" style:family="text">
      <style:text-properties officeooo:rsid="001559d9"/>
    </style:style>
    <style:style style:name="T3" style:family="text">
      <style:text-properties officeooo:rsid="00161ae5"/>
    </style:style>
    <style:style style:name="T4" style:family="text">
      <style:text-properties officeooo:rsid="00171823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OpenVehiculeLocator</text:p>
      <text:p text:style-name="P1">Liste prévisionnelle du matériel</text:p>
      <text:p text:style-name="P1"/>
      <text:list xml:id="list1999176339" text:style-name="L1">
        <text:list-item>
          <text:p text:style-name="P2">Traceur connecté</text:p>
        </text:list-item>
      </text:list>
      <text:list xml:id="list1249151444" text:style-name="L2">
        <text:list-item>
          <text:p text:style-name="P4">Carte embarquée : Dfrobot Firebeetle ESP32-E → <text:span text:style-name="T3">15€ env. Go-Tronic</text:span></text:p>
        </text:list-item>
        <text:list-item>
          <text:p text:style-name="P5">Module GPS : U-<text:span text:style-name="T3">blox</text:span> Neo-6M V2 → <text:span text:style-name="T3">10€ env.</text:span></text:p>
        </text:list-item>
        <text:list-item>
          <text:p text:style-name="P5">Module GPRS : <text:span text:style-name="T2">SIMCom </text:span>SIM800L → <text:span text:style-name="T3">10€ env.</text:span></text:p>
        </text:list-item>
        <text:list-item>
          <text:p text:style-name="P6">Batterie : à définir après essais de consommation <text:span text:style-name="T1">→ </text:span><text:span text:style-name="T3">30€ env.</text:span></text:p>
        </text:list-item>
        <text:list-item>
          <text:p text:style-name="P6">Abonnement mobile GPRS : <text:span text:style-name="T1">→ </text:span><text:span text:style-name="T3">5€/mois env.</text:span></text:p>
        </text:list-item>
      </text:list>
      <text:list xml:id="list100245900488975" text:continue-list="list1999176339" text:style-name="L1">
        <text:list-item>
          <text:p text:style-name="P3">Serveurs</text:p>
        </text:list-item>
      </text:list>
      <text:list xml:id="list1712412577" text:style-name="L3">
        <text:list-item>
          <text:p text:style-name="P7">Serveur VPS : <text:span text:style-name="T4">5€/mois env.</text:span></text:p>
        </text:list-item>
      </text:list>
      <text:p text:style-name="P8"/>
      <text:p text:style-name="P9">TOTAL : 100€ env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13:44:30.529747295</meta:creation-date>
    <dc:date>2023-01-25T10:02:44.472855263</dc:date>
    <meta:editing-duration>PT41M57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11" meta:word-count="71" meta:character-count="379" meta:non-whitespace-character-count="327"/>
  </office:meta>
</office:document-meta>
</file>